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5000b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fo:min-height="0.7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8cm" svg:height="0.75cm" svg:x="3.25cm" svg:y="2.5cm">
          <text:p text:style-name="P1">Step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3.633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3cm" svg:x="3.25cm" svg:y="4.707cm">
          <text:p text:style-name="P1">Step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5.75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4cm" svg:x="3.25cm" svg:y="6.75cm">
          <text:p text:style-name="P1">Step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5cm" svg:x="4.25cm" svg:y="8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3cm" svg:x="3.2cm" svg:y="9.207cm">
          <text:p text:style-name="P1">Step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10.244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75cm" svg:height="0.5cm" svg:x="6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5cm" svg:height="0.5cm" svg:x="6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cm" svg:height="0.75cm" svg:x="3.25cm" svg:y="14.5cm">
          <text:p text:style-name="P1">Step10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15.5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4cm" svg:x="3.25cm" svg:y="16.5cm">
          <text:p text:style-name="P1">Step10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17.5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4cm" svg:x="3.25cm" svg:y="18.5cm">
          <text:p text:style-name="P1">Step10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0.5cm" svg:y="1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19.5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8cm" svg:height="0.794cm" svg:x="3.25cm" svg:y="20.5cm">
          <text:p text:style-name="P1">Step10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0.5cm" svg:y="2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1.25cm" svg:y="1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1.25cm" svg:y="2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2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0.756cm" svg:x="4.25cm" svg:y="21.5cm">
          <text:p/>
          <draw:enhanced-geometry svg:viewBox="0 0 21600 21600" draw:text-areas="?f0 0 ?f2 ?f5" draw:type="down-arrow" draw:modifiers="8312.1171770972 4561.0077984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75cm" svg:height="0.5cm" svg:x="6.5cm" svg:y="22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5cm" svg:height="0.5cm" svg:x="6.5cm" svg:y="23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5cm" svg:height="0.5cm" svg:x="6.5cm" svg:y="2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cm" svg:height="0.794cm" svg:x="3.25cm" svg:y="25.5cm">
          <text:p text:style-name="P1">Step114 (for example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1.2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2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2.7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4.25cm" svg:y="2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0.25cm" svg:x="15.25cm" svg:y="2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0.25cm" svg:x="15.75cm" svg:y="2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cm" svg:height="0.25cm" svg:x="16.25cm" svg:y="2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6.7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7.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8.25cm" svg:y="2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0.75cm" svg:x="19cm" svg:y="25.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25cm" svg:y1="1.5cm" svg:x2="10.25cm" svg:y2="27.5cm">
          <text:p/>
        </draw:line>
        <draw:line draw:style-name="gr7" draw:text-style-name="P2" draw:layer="layout" svg:x1="10cm" svg:y1="15.5cm" svg:x2="10.5cm" svg:y2="16.5cm">
          <text:p/>
        </draw:line>
        <draw:line draw:style-name="gr7" draw:text-style-name="P2" draw:layer="layout" svg:x1="10cm" svg:y1="17.25cm" svg:x2="10.75cm" svg:y2="18.5cm">
          <text:p/>
        </draw:line>
        <draw:line draw:style-name="gr7" draw:text-style-name="P2" draw:layer="layout" svg:x1="10cm" svg:y1="19.25cm" svg:x2="10.5cm" svg:y2="20.5cm">
          <text:p/>
        </draw:line>
        <draw:line draw:style-name="gr7" draw:text-style-name="P2" draw:layer="layout" svg:x1="11cm" svg:y1="17.5cm" svg:x2="11.75cm" svg:y2="18.5cm">
          <text:p/>
        </draw:line>
        <draw:line draw:style-name="gr7" draw:text-style-name="P2" draw:layer="layout" svg:x1="11cm" svg:y1="19.25cm" svg:x2="11.5cm" svg:y2="20.5cm">
          <text:p/>
        </draw:line>
        <draw:line draw:style-name="gr7" draw:text-style-name="P2" draw:layer="layout" svg:x1="11.75cm" svg:y1="19.25cm" svg:x2="12.25cm" svg:y2="20.5cm">
          <text:p/>
        </draw:line>
        <draw:frame draw:style-name="gr8" draw:text-style-name="P3" draw:layer="layout" svg:width="8.25cm" svg:height="1cm" svg:x="2cm" svg:y="1.25cm">
          <draw:text-box>
            <text:p text:style-name="P3"><text:span text:style-name="T1">Internal states of the A5/1</text:span></text:p>
          </draw:text-box>
        </draw:frame>
        <draw:frame draw:style-name="gr8" draw:text-style-name="P3" draw:layer="layout" svg:width="8cm" svg:height="1cm" svg:x="11.75cm" svg:y="1.5cm">
          <draw:text-box>
            <text:p text:style-name="P3"><text:span text:style-name="T1">Keystream bits</text:span></text:p>
          </draw:text-box>
        </draw:frame>
        <draw:line draw:style-name="gr7" draw:text-style-name="P2" draw:layer="layout" svg:x1="10.25cm" svg:y1="26cm" svg:x2="10.75cm" svg:y2="27cm">
          <text:p/>
        </draw:line>
        <draw:custom-shape draw:style-name="gr9" draw:text-style-name="P2" draw:layer="layout" svg:width="1cm" svg:height="9.75cm" draw:transform="rotate (-1.57079632679579) translate (20cm 26.75cm)">
          <text:p/>
          <draw:enhanced-geometry svg:viewBox="0 0 21600 21600" draw:glue-points="0 0 0 21600 21600 10800" draw:text-areas="0 ?f9 7800 ?f10" draw:type="right-brace" draw:modifiers="1800 10601.0735712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6.5cm" svg:height="0.963cm" svg:x="12.45cm" svg:y="27.75cm">
          <draw:text-box>
            <text:p text:style-name="P4"><text:span text:style-name="T2">Output Keystr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iotr</meta:initial-creator>
    <meta:creation-date>2009-01-20T21:43:51</meta:creation-date>
    <dc:creator>piotr</dc:creator>
    <dc:date>2009-01-20T23:02:02</dc:date>
    <meta:editing-cycles>2</meta:editing-cycles>
    <meta:editing-duration>PT1H2M10S</meta:editing-duration>
    <meta:user-defined meta:name="Informacja 1"/>
    <meta:user-defined meta:name="Informacja 2"/>
    <meta:user-defined meta:name="Informacja 3"/>
    <meta:user-defined meta:name="Informacja 4"/>
    <meta:document-statistic meta:object-count="54"/>
  </office:meta>
</office:document-meta>
</file>